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b1e99" officeooo:paragraph-rsid="000b1e99"/>
    </style:style>
    <style:style style:name="P2" style:family="paragraph" style:parent-style-name="Standard" style:list-style-name="L1">
      <style:text-properties fo:font-weight="bold" officeooo:rsid="000a5dc9" officeooo:paragraph-rsid="000a5dc9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84261967128991069" text:style-name="L1">
        <text:list-header>
          <text:p text:style-name="P2"/>
        </text:list-header>
        <text:list-item>
          <text:p text:style-name="P1"/>
        </text:list-item>
        <text:list-item>
          <text:p text:style-name="P1">332</text:p>
        </text:list-item>
        <text:list-item>
          <text:p text:style-name="P1">134</text:p>
        </text:list-item>
        <text:list-item>
          <text:p text:style-name="P1">309</text:p>
        </text:list-item>
        <text:list-item>
          <text:p text:style-name="P1">45</text:p>
        </text:list-item>
        <text:list-item>
          <text:p text:style-name="P1">88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22:08:08.335562580</meta:creation-date>
    <dc:date>2018-02-01T10:40:03.828268880</dc:date>
    <meta:editing-duration>PT11M5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11" meta:character-count="25" meta:non-whitespace-character-count="25"/>
  </office:meta>
</office:document-meta>
</file>